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OLY GOSPEL</text:span></text:p>
            <text:p text:style-name="P1"><text:span text:style-name="T2">Mark 4:35–4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5.4cm" svg:height="7.766cm" svg:x="1.216cm" svg:y="0.896cm">
          <draw:text-box>
            <text:p text:style-name="P4"><text:span text:style-name="T3">35</text:span><text:span text:style-name="T4">On that day, when evening had come, [Jesus] said to them, “Let us go across to the other side.” </text:span></text:p>
            <text:p text:style-name="P5"><text:span text:style-name="T3">36</text:span><text:span text:style-name="T4">And leaving the crowd, they took him with them in the boat, just as he was. And other boats were wit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4.13cm" svg:height="5.459cm" svg:x="2.032cm" svg:y="0.891cm">
          <draw:text-box>
            <text:p text:style-name="P5"><text:span text:style-name="T3">37</text:span><text:span text:style-name="T4">And a great windstorm arose, and the waves were breaking into the boat, so that the boat was already fil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7" draw:layer="layout" svg:width="24.892cm" svg:height="6.263cm" svg:x="1.524cm" svg:y="0.891cm">
          <draw:text-box>
            <text:p text:style-name="P5"><text:span text:style-name="T3"><text:s/></text:span><text:span text:style-name="T3">38</text:span><text:span text:style-name="T4">But he was in the stern, asleep on the cushion. And they woke him and said to him, “Teacher, do you not care that we are perishing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3" draw:text-style-name="P8" draw:layer="layout" svg:width="24.892cm" svg:height="7.766cm" svg:x="1.552cm" svg:y="0.785cm">
          <draw:text-box>
            <text:p text:style-name="P4"><text:span text:style-name="T3">39</text:span><text:span text:style-name="T4">And he awoke and rebuked the wind and said to the sea, “Peace! Be still!” And the wind ceased, and there was a great calm. </text:span><text:span text:style-name="T3">40</text:span><text:span text:style-name="T4">He said to them, “Why are you so afraid? Have you still no faith?”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9" draw:layer="layout" svg:width="24.384cm" svg:height="4.826cm" svg:x="1.778cm" svg:y="1.016cm">
          <draw:text-box>
            <text:p text:style-name="P5"><text:span text:style-name="T3">41</text:span><text:span text:style-name="T4">And they were filled with great fear and said to one another, “Who then is this, that even wind and sea obey him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5:38:51.208000000</meta:creation-date>
    <dc:title>Hymn template</dc:title>
    <meta:editing-duration>PT19M16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6-21T13:07:55.156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6-18T15:38:50.943000000"/>
  </office:meta>
</office:document-meta>
</file>